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94E708205E1377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fill-color="#ccff99" draw:opacity="98%" draw:textarea-horizontal-align="justify" draw:textarea-vertical-align="top" draw:auto-grow-height="false" fo:min-height="4.116cm" fo:min-width="4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="Square" draw:marker-end-width="0.252cm" draw:fill="none" draw:fill-color="#cfe7f5" draw:textarea-horizontal-align="justify" draw:textarea-vertical-align="middle" draw:auto-grow-height="false" fo:min-height="0.916cm" fo:min-width="3.066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76cm"/>
    </style:style>
    <style:style style:name="gr8" style:family="graphic" style:parent-style-name="standard">
      <style:graphic-properties svg:stroke-width="0.035cm" draw:marker-start-width="0.252cm" draw:marker-end-width="0.252cm" draw:fill="none" draw:fill-color="#ffffcc" draw:textarea-horizontal-align="justify" draw:textarea-vertical-align="middle" draw:auto-grow-height="false" fo:min-height="0.916cm" fo:min-width="3.066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="Arrow" draw:marker-start-width="0.352cm" draw:marker-end="Arrow" draw:marker-end-width="0.352cm" svg:stroke-opacity="10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P1" style:family="paragraph">
      <style:paragraph-properties fo:text-align="start"/>
      <style:text-properties fo:font-weight="bold"/>
    </style:style>
    <style:style style:name="P2" style:family="paragraph">
      <loext:graphic-properties draw:fill="none" draw:fill-color="#ccff99" draw:opacity="98%"/>
      <style:paragraph-properties fo:text-align="start"/>
      <style:text-properties fo:font-size="12pt" fo:font-weight="bold" style:font-size-asian="12pt" style:font-size-complex="12pt"/>
    </style:style>
    <style:style style:name="P3" style:family="paragraph">
      <style:paragraph-properties fo:margin-top="0cm" fo:margin-bottom="0.1cm" fo:text-align="center"/>
      <style:text-properties fo:font-weight="bold"/>
    </style:style>
    <style:style style:name="P4" style:family="paragraph">
      <loext:graphic-properties draw:fill="none" draw:fill-color="#cfe7f5"/>
      <style:paragraph-properties fo:margin-top="0cm" fo:margin-bottom="0.1cm" fo:text-align="center"/>
      <style:text-properties style:font-name="Verdana" fo:font-size="12pt" fo:font-weight="bold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8" style:family="paragraph">
      <style:paragraph-properties fo:text-align="center"/>
      <style:text-properties fo:font-weight="bold"/>
    </style:style>
    <style:style style:name="P9" style:family="paragraph">
      <loext:graphic-properties draw:fill="none" draw:fill-color="#ffffcc"/>
      <style:paragraph-properties fo:text-align="center"/>
      <style:text-properties style:font-name="Verdana" fo:font-size="12pt" fo:font-weight="bold" style:font-size-asian="12pt" style:font-size-complex="12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4.4cm" svg:x="4.7cm" svg:y="5.5cm">
          <text:p text:style-name="P1"><text:span text:style-name="T1">Event Process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6cm" svg:height="1.2cm" svg:x="5.7cm" svg:y="6.3cm">
          <text:p text:style-name="P3"><text:span text:style-name="T1">Decision Al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.523cm" svg:height="1.6cm" svg:x="2.035cm" svg:y="6.7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4" draw:text-style-name="P7" draw:layer="layout" svg:width="2.598cm" svg:height="0.725cm" svg:x="1.6cm" svg:y="8.275cm">
          <draw:text-box>
            <text:p text:style-name="P6"><text:span text:style-name="T1">Composer</text:span></text:p>
          </draw:text-box>
        </draw:frame>
        <draw:frame draw:style-name="gr3" draw:text-style-name="P5" draw:layer="layout" svg:width="1.523cm" svg:height="1.6cm" svg:x="11.1cm" svg:y="6.4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5" draw:text-style-name="P7" draw:layer="layout" svg:width="2.64cm" svg:height="0.725cm" svg:x="10.738cm" svg:y="7.975cm">
          <draw:text-box>
            <text:p text:style-name="P6"><text:span text:style-name="T1">Conductor</text:span></text:p>
          </draw:text-box>
        </draw:frame>
        <draw:frame draw:style-name="gr6" draw:text-style-name="P7" draw:layer="layout" svg:width="2.767cm" svg:height="0.725cm" svg:x="6cm" svg:y="3.5cm">
          <draw:text-box>
            <text:p text:style-name="P6"><text:span text:style-name="T1">Performers</text:span></text:p>
          </draw:text-box>
        </draw:frame>
        <draw:frame draw:style-name="gr3" draw:text-style-name="P5" draw:layer="layout" svg:width="1.676cm" svg:height="1.64cm" svg:x="6.412cm" svg:y="1.96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3" draw:text-style-name="P5" draw:layer="layout" svg:width="1.676cm" svg:height="1.64cm" svg:x="5.1cm" svg:y="1.7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7" draw:text-style-name="P7" draw:layer="layout" svg:width="2.411cm" svg:height="0.725cm" svg:x="6.2cm" svg:y="11.2cm">
          <draw:text-box>
            <text:p text:style-name="P6"><text:span text:style-name="T1">Audience</text:span></text:p>
          </draw:text-box>
        </draw:frame>
        <draw:frame draw:style-name="gr3" draw:text-style-name="P5" draw:layer="layout" svg:width="1.676cm" svg:height="1.64cm" svg:x="7.012cm" svg:y="12.06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3" draw:text-style-name="P5" draw:layer="layout" svg:width="1.676cm" svg:height="1.64cm" svg:x="5.8cm" svg:y="11.8cm">
          <draw:image xlink:href="Pictures/10000201000002000000020094E708205E1377A3.png" xlink:type="simple" xlink:show="embed" xlink:actuate="onLoad" loext:mime-type="image/png">
            <text:p/>
          </draw:image>
        </draw:frame>
        <draw:custom-shape draw:style-name="gr8" draw:text-style-name="P9" draw:layer="layout" svg:width="3.6cm" svg:height="1.2cm" svg:x="5.7cm" svg:y="8.4cm">
          <text:p text:style-name="P8"><text:span text:style-name="T1">Score Process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0" draw:layer="layout" svg:x1="7.2cm" svg:y1="7.5cm" svg:x2="7.2cm" svg:y2="8.4cm">
          <text:p/>
        </draw:line>
        <draw:line draw:style-name="gr9" draw:text-style-name="P10" draw:layer="layout" svg:x1="4.7cm" svg:y1="6.9cm" svg:x2="5.7cm" svg:y2="6.9cm">
          <text:p/>
        </draw:line>
        <draw:line draw:style-name="gr9" draw:text-style-name="P10" draw:layer="layout" svg:x1="5.7cm" svg:y1="9cm" svg:x2="4.7cm" svg:y2="9cm">
          <text:p/>
        </draw:line>
        <draw:frame draw:style-name="gr3" draw:text-style-name="P5" draw:layer="layout" svg:width="1.676cm" svg:height="1.64cm" svg:x="8.224cm" svg:y="11.7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3" draw:text-style-name="P5" draw:layer="layout" svg:width="1.676cm" svg:height="1.64cm" svg:x="4.5cm" svg:y="11.6cm">
          <draw:image xlink:href="Pictures/10000201000002000000020094E708205E1377A3.png" xlink:type="simple" xlink:show="embed" xlink:actuate="onLoad" loext:mime-type="image/png">
            <text:p/>
          </draw:image>
        </draw:frame>
        <draw:frame draw:style-name="gr3" draw:text-style-name="P5" draw:layer="layout" svg:width="1.676cm" svg:height="1.64cm" svg:x="7.8cm" svg:y="1.76cm">
          <draw:image xlink:href="Pictures/10000201000002000000020094E708205E1377A3.png" xlink:type="simple" xlink:show="embed" xlink:actuate="onLoad" loext:mime-type="image/png">
            <text:p/>
          </draw:image>
        </draw:frame>
        <draw:line draw:style-name="gr10" draw:text-style-name="P11" draw:layer="layout" svg:x1="3.2cm" svg:y1="7.6cm" svg:x2="4.7cm" svg:y2="7.6cm">
          <text:p/>
        </draw:line>
        <draw:line draw:style-name="gr11" draw:text-style-name="P11" draw:layer="layout" svg:x1="9.7cm" svg:y1="7.7cm" svg:x2="11.1cm" svg:y2="7.7cm">
          <text:p/>
        </draw:line>
        <draw:line draw:style-name="gr11" draw:text-style-name="P11" draw:layer="layout" svg:x1="7.2cm" svg:y1="4.1cm" svg:x2="7.2cm" svg:y2="5.5cm">
          <text:p/>
        </draw:line>
        <draw:line draw:style-name="gr11" draw:text-style-name="P11" draw:layer="layout" svg:x1="7.2cm" svg:y1="9.9cm" svg:x2="7.2cm" svg:y2="11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30T12:46:13.717000000</meta:creation-date>
    <dc:date>2019-12-30T12:58:50.086000000</dc:date>
    <meta:editing-duration>PT12M34S</meta:editing-duration>
    <meta:editing-cycles>4</meta:editing-cycles>
    <meta:generator>LibreOffice/6.3.1.2$Windows_X86_64 LibreOffice_project/b79626edf0065ac373bd1df5c28bd630b4424273</meta:generator>
    <meta:document-statistic meta:object-count="23"/>
  </office:meta>
</office:document-meta>
</file>